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000000" loext:border-bottom="none"/>
    </style:style>
    <style:style style:name="P2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e1e4e8" loext:border-bottom="none"/>
    </style:style>
    <style:style style:name="P3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fo:letter-spacing="normal" fo:background-color="#f6f8fa" loext:padding="0cm" loext:border="none"/>
    </style:style>
    <style:style style:name="T1" style:family="text">
      <style:text-properties style:font-name="apple-system" fo:font-size="15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…<text:span text:style-name="T1">or create a new repository on the command line</text:span></text:h>
      <text:p text:style-name="P3"><text:bookmark text:name="empty-setup-new-repo-echo"/>echo "# arduinolib" &gt;&gt; README.md</text:p>
      <text:p text:style-name="P3">git init</text:p>
      <text:p text:style-name="P3">git add README.md</text:p>
      <text:p text:style-name="P3">git commit -m "first commit"</text:p>
      <text:p text:style-name="P3">git remote add origin https://github.com/quocbaocs/arduinolib.git</text:p>
      <text:p text:style-name="P3">git push -u origin master</text:p>
      <text:p text:style-name="P4"><text:s text:c="16"/></text:p>
      <text:h text:style-name="P2" text:outline-level="3">…<text:span text:style-name="T1">or push an existing repository from the command line</text:span></text:h>
      <text:p text:style-name="P3"><text:bookmark text:name="empty-setup-push-repo-echo"/>git remote add origin https://github.com/quocbaocs/arduinolib.git</text:p>
      <text:p text:style-name="P3">git push -u origin mas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5:49:40.029706200</meta:creation-date>
    <dc:date>2020-05-13T15:49:46.599981085</dc:date>
    <meta:editing-duration>PT8S</meta:editing-duration>
    <meta:editing-cycles>1</meta:editing-cycles>
    <meta:document-statistic meta:table-count="0" meta:image-count="0" meta:object-count="0" meta:page-count="1" meta:paragraph-count="11" meta:word-count="53" meta:character-count="381" meta:non-whitespace-character-count="322"/>
    <meta:generator>LibreOffice/6.0.7.3$Linux_X86_64 LibreOffice_project/00m0$Build-3</meta:generator>
  </office:meta>
</office:document-meta>
</file>